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ae00" draw:marker-start-width="0.275cm" draw:marker-end-width="0.275cm" draw:fill="none" draw:textarea-horizontal-align="justify" draw:textarea-vertical-align="middle" draw:auto-grow-height="false" fo:min-height="13.1cm" fo:min-width="8.4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974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4.195cm" fo:padding-top="0.13cm" fo:padding-bottom="0.13cm" fo:padding-left="0.255cm" fo:padding-right="0.255cm"/>
    </style:style>
    <style:style style:name="gr4" style:family="graphic" style:parent-style-name="standard">
      <style:graphic-properties svg:stroke-width="0.05cm" svg:stroke-color="#b3b3b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521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cccccc" draw:marker-start-width="0.215cm" draw:marker-end-width="0.215cm" draw:fill-color="#c0c0c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9" style:family="graphic" style:parent-style-name="objectwithoutfill">
      <style:graphic-properties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26cm" fo:min-width="5.03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56cm"/>
    </style:style>
    <style:style style:name="gr12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05cm" fo:min-width="0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016cm"/>
    </style:style>
    <style:style style:name="gr14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195cm" fo:padding-top="0.13cm" fo:padding-bottom="0.13cm" fo:padding-left="0.255cm" fo:padding-right="0.255cm"/>
    </style:style>
    <style:style style:name="gr15" style:family="graphic" style:parent-style-name="standard">
      <style:graphic-properties draw:fill-color="#579d1c" draw:textarea-horizontal-align="justify" draw:textarea-vertical-align="middle" draw:auto-grow-height="false" fo:min-height="0.35cm" fo:min-width="0.4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8.357cm"/>
    </style:style>
    <style:style style:name="gr17" style:family="graphic" style:parent-style-name="standard">
      <style:graphic-properties draw:fill-color="#008000" draw:textarea-horizontal-align="justify" draw:textarea-vertical-align="middle" draw:auto-grow-height="false" fo:min-height="0.327cm" fo:min-width="2.361cm"/>
    </style:style>
    <style:style style:name="gr18" style:family="graphic" style:parent-style-name="standard">
      <style:graphic-properties draw:fill-color="#008000" draw:textarea-horizontal-align="justify" draw:textarea-vertical-align="middle" draw:auto-grow-height="false" fo:min-height="0.327cm" fo:min-width="3.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style:text-properties fo:color="#c0c0c0"/>
    </style:style>
    <style:style style:name="P7" style:family="paragraph">
      <loext:graphic-properties draw:fill="none" draw:fill-color="#ffffff"/>
      <style:text-properties fo:color="#c0c0c0" fo:font-size="12pt" style:font-size-asian="12pt" style:font-size-complex="12pt"/>
    </style:style>
    <style:style style:name="P8" style:family="paragraph">
      <style:paragraph-properties fo:text-align="center"/>
      <style:text-properties fo:color="#999999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999999"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579d1c"/>
      <style:paragraph-properties fo:text-align="center"/>
      <style:text-properties fo:color="#ffffff" fo:font-size="12pt" style:font-size-asian="12pt" style:font-size-complex="12pt"/>
    </style:style>
    <style:style style:name="P12" style:family="paragraph">
      <loext:graphic-properties draw:fill-color="#008000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0c0c0" fo:font-size="12pt" style:font-size-asian="12pt" style:font-size-complex="12pt"/>
    </style:style>
    <style:style style:name="T4" style:family="text">
      <style:text-properties fo:color="#999999" fo:font-size="12pt" style:font-size-asian="12pt" style:font-size-complex="12pt"/>
    </style:style>
    <style:style style:name="T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3.4cm" svg:x="1.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46cm" svg:height="0.798cm" svg:x="1.3cm" svg:y="3.9cm">
          <draw:text-box>
            <text:p><text:span text:style-name="T1">Limited tree viewer</text:span></text:p>
          </draw:text-box>
        </draw:frame>
        <draw:custom-shape draw:style-name="gr3" draw:text-style-name="P4" draw:layer="layout" svg:width="4.705cm" svg:height="0.6cm" svg:x="5.495cm" svg:y="1.139cm">
          <text:p text:style-name="P3"><text:span text:style-name="T2">Root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5.654cm" svg:y="1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77cm" svg:y1="1.508cm" svg:x2="5.987cm" svg:y2="1.621cm">
            <text:p/>
          </draw:line>
        </draw:g>
        <draw:g>
          <draw:custom-shape draw:style-name="gr6" draw:text-style-name="P4" draw:layer="layout" svg:width="4.031cm" svg:height="0.6cm" svg:x="1.173cm" svg:y="1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07cm" svg:height="0.207cm" draw:transform="rotate (0.785398163397448) translate (4.723cm 1.34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8" draw:text-style-name="P7" draw:layer="layout" svg:width="3.433cm" svg:height="0.721cm" svg:x="1.258cm" svg:y="1.079cm">
            <draw:text-box>
              <text:p text:style-name="P6"><text:span text:style-name="T3">Taxonomy</text:span></text:p>
            </draw:text-box>
          </draw:frame>
          <draw:line draw:style-name="gr9" draw:text-style-name="P1" draw:layer="layout" svg:x1="4.587cm" svg:y1="1.145cm" svg:x2="4.587cm" svg:y2="1.722cm">
            <text:p/>
          </draw:line>
        </draw:g>
        <draw:custom-shape draw:style-name="gr10" draw:text-style-name="P9" draw:layer="layout" svg:width="5.585cm" svg:height="0.526cm" svg:x="1.2cm" svg:y="18.9cm">
          <text:p text:style-name="P8"><text:span text:style-name="T4">Selected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3.956cm" svg:height="0.721cm" svg:x="1.5cm" svg:y="2.9cm">
          <draw:text-box>
            <text:p><text:span text:style-name="T2">Sort alphabetically</text:span></text:p>
          </draw:text-box>
        </draw:frame>
        <draw:custom-shape draw:style-name="gr12" draw:text-style-name="P1" draw:layer="layout" svg:width="0.3cm" svg:height="0.3cm" svg:x="1.3cm" svg:y="3.1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516cm" svg:height="0.721cm" svg:x="1cm" svg:y="2.101cm">
          <draw:text-box>
            <text:p><text:span text:style-name="T2">Apply filters [region, habitat, linked objects]</text:span></text:p>
          </draw:text-box>
        </draw:frame>
        <draw:custom-shape draw:style-name="gr14" draw:text-style-name="P4" draw:layer="layout" svg:width="3.705cm" svg:height="0.6cm" svg:x="5.495cm" svg:y="2.939cm">
          <text:p text:style-name="P3"><text:span text:style-name="T2">Search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5.654cm" svg:y="3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77cm" svg:y1="3.308cm" svg:x2="5.987cm" svg:y2="3.421cm">
            <text:p/>
          </draw:line>
        </draw:g>
        <draw:custom-shape draw:style-name="gr15" draw:text-style-name="P11" draw:layer="layout" svg:width="0.901cm" svg:height="0.6cm" svg:x="9.317cm" svg:y="2.937cm">
          <text:p text:style-name="P3"><text:span text:style-name="T5">Go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8.857cm" svg:height="9.651cm" svg:x="1.355cm" svg:y="4.546cm">
          <draw:text-box>
            <text:p><text:span text:style-name="T2">Features:</text:span></text:p>
            <text:list text:style-name="L1">
              <text:list-item>
                <text:p><text:span text:style-name="T2">Show/hide children</text:span></text:p>
              </text:list-item>
              <text:list-item>
                <text:p><text:span text:style-name="T2">Show/hide synonyms</text:span></text:p>
              </text:list-item>
              <text:list-item>
                <text:p><text:span text:style-name="T2">Show taxon names with author and year</text:span></text:p>
              </text:list-item>
              <text:list-item>
                <text:p><text:span text:style-name="T2">Scroll bars vertical and horizontal</text:span></text:p>
              </text:list-item>
              <text:list-item>
                <text:p><text:span text:style-name="T2">Resize tree viewer?</text:span></text:p>
              </text:list-item>
              <text:list-item>
                <text:p><text:span text:style-name="T2">Show # linked objects, if any</text:span></text:p>
              </text:list-item>
              <text:list-item>
                <text:p><text:span text:style-name="T2">Select taxon and color it red, and path</text:span><text:span text:style-name="T2"><text:line-break/></text:span><text:span text:style-name="T2">to it from root of tree in blue [see PlutoF];</text:span><text:span text:style-name="T2"><text:line-break/></text:span><text:span text:style-name="T2">this fills in the taxon in the box below</text:span></text:p>
              </text:list-item>
            </text:list>
          </draw:text-box>
        </draw:frame>
        <draw:custom-shape draw:style-name="gr17" draw:text-style-name="P12" draw:layer="layout" svg:width="2.861cm" svg:height="0.577cm" svg:x="7.369cm" svg:y="18.856cm">
          <text:p text:style-name="P3"><text:span text:style-name="T5">P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8.857cm" svg:height="9.651cm" svg:x="12.509cm" svg:y="2.192cm">
          <draw:text-box>
            <text:p><text:span text:style-name="T2">This is a popup interface that opens up</text:span><text:span text:style-name="T2"><text:line-break/></text:span><text:span text:style-name="T2">when you click a button in a determination</text:span><text:span text:style-name="T2"><text:line-break/></text:span><text:span text:style-name="T2">box or other box allowing you to pick from</text:span><text:span text:style-name="T2"><text:line-break/></text:span><text:span text:style-name="T2">the tree instead of searching taxon by text.</text:span></text:p>
          </draw:text-box>
        </draw:frame>
        <draw:custom-shape draw:style-name="gr18" draw:text-style-name="P12" draw:layer="layout" svg:width="4.33cm" svg:height="0.577cm" svg:x="5.84cm" svg:y="17.394cm">
          <text:p text:style-name="P3"><text:span text:style-name="T5">Edit taxonomy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rik Ronquist</meta:initial-creator>
    <meta:creation-date>2016-04-05T08:53:56.513129000</meta:creation-date>
    <meta:editing-cycles>24</meta:editing-cycles>
    <meta:editing-duration>PT23H57M30S</meta:editing-duration>
    <dc:date>2016-04-07T07:21:29.534983000</dc:date>
    <dc:creator>Fredrik Ronquist</dc:creator>
    <meta:generator>LibreOffice/4.4.5.2$MacOSX_X86_64 LibreOffice_project/a22f674fd25a3b6f45bdebf25400ed2adff0ff99</meta:generator>
    <meta:document-statistic meta:object-count="24"/>
  </office:meta>
</office:document-meta>
</file>